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e" style:family="paragraph">
      <style:text-properties fo:font-size="18pt" style:font-size-asian="18pt" style:font-size-complex="18pt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" style:parent-style-name="Car.predefinitoparagrafo" style:family="text">
      <style:text-properties fo:font-weight="bold" style:font-weight-asian="bold" style:font-weight-complex="bold"/>
    </style:style>
    <style:style style:name="T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T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Normale" style:family="paragraph">
      <style:paragraph-properties>
        <style:tab-stops>
          <style:tab-stop style:type="left" style:position="3.9381in"/>
        </style:tab-stops>
      </style:paragraph-properties>
    </style:style>
    <style:style style:name="T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fo:font-weight="bold" style:font-weight-asian="bold" style:font-weight-complex="bold"/>
    </style:style>
    <style:style style:name="T2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e" style:family="paragraph">
      <style:paragraph-properties fo:text-align="justify"/>
    </style:style>
    <style:style style:name="T4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8" style:parent-style-name="Car.predefinitoparagrafo" style:family="text">
      <style:text-properties fo:font-weight="bold" style:font-weight-asian="bold" style:font-weight-complex="bold"/>
    </style:style>
    <style:style style:name="T4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2" style:parent-style-name="Normale" style:family="paragraph">
      <style:text-properties fo:font-size="18pt" style:font-size-asian="18pt" style:font-size-complex="18pt"/>
    </style:style>
    <style:style style:name="P53" style:parent-style-name="Normale" style:family="paragraph">
      <style:paragraph-properties fo:text-align="justify"/>
    </style:style>
  </office:automatic-styles>
  <office:body>
    <office:text text:use-soft-page-breaks="true">
      <text:p text:style-name="P1">Schema Relazionale</text:p>
      <text:p text:style-name="P2">In grassetto è indicata la chiave esterna</text:p>
      <text:p text:style-name="Normale">Utenti(<text:span text:style-name="T3">CodiceUtente</text:span>, Nome, Cognome, Email, Password, CartaIdentita)</text:p>
      <text:p text:style-name="Normale">NumTelefono(<text:span text:style-name="T4">Proprietario</text:span>,<text:s/><text:span text:style-name="T5">Numero</text:span>)</text:p>
      <text:p text:style-name="Normale">Host(<text:span text:style-name="T6">CodiceHost</text:span>, Badge*, NumeroSoggiorni,<text:s/>TassoCancellazione, NumeroNotti, ValutazioneMedia)</text:p>
      <text:p text:style-name="Normale">Liste(<text:span text:style-name="T7">CodiceLista</text:span>, NomeLista,<text:s/><text:span text:style-name="T8">CodiceProprietario</text:span>)</text:p>
      <text:p text:style-name="Normale">Alloggi(<text:span text:style-name="T9">CodiceAlloggio</text:span>, Nome, NumLetti, Via, Civico, CAP, OrarioCheckIn, OrarioCheckOut,<text:s/><text:span text:style-name="T10">Citta</text:span>,<text:s/><text:span text:style-name="T11">Proprietario</text:span>, PrezzoPulizie, PrezzoNotte)</text:p>
      <text:p text:style-name="Normale">Foto(<text:span text:style-name="T12">CodiceFoto</text:span>,<text:s/>Percorso,<text:s/><text:span text:style-name="T13">CodiceAlloggi</text:span>)</text:p>
      <text:p text:style-name="Normale">DotatazioneServizi(<text:span text:style-name="T14">CodiceAlloggio</text:span>,<text:s/><text:span text:style-name="T15">CodiceServizio</text:span>, DataInizio, DataFine*)</text:p>
      <text:p text:style-name="Normale">Servizi(<text:span text:style-name="T16">CodiceServizio</text:span>, Descrizione)</text:p>
      <text:p text:style-name="Normale">Citta(<text:span text:style-name="T17">CodiceCitta</text:span>, Nome,<text:s/><text:span text:style-name="T18">CodiceComune</text:span>)</text:p>
      <text:p text:style-name="Normale">Regione(<text:span text:style-name="T19">CodiceRegione</text:span>, Nome,<text:s/><text:span text:style-name="T20">CodiceStato</text:span>)</text:p>
      <text:p text:style-name="P21">MetodiPagamento(<text:span text:style-name="T22">CodiceMetodo</text:span>, Descrizione)<text:tab/></text:p>
      <text:p text:style-name="Normale">UtilizzoMetodiPagamento(<text:span text:style-name="T23">CodicePossesso</text:span>,<text:s/><text:span text:style-name="T24">CodiceUtente</text:span>,<text:s/><text:span text:style-name="T25">CodiceMetodo</text:span><text:span text:style-name="T26"><text:s/></text:span>DataInizio, DataFine*)</text:p>
      <text:p text:style-name="Normale">PeriodoDisponibilita(<text:span text:style-name="T27">IdPeriodo</text:span>, DataInizio, DataFine,<text:s/><text:span text:style-name="T28">CodiceAlloggio</text:span>)</text:p>
      <text:p text:style-name="Normale">Prenotazioni(<text:span text:style-name="T29">CodicePrenotazione</text:span>, DataInizio, DataFine, NumOspiti, CostoTotale,<text:s/><text:span text:style-name="T30">CodiceAlloggio</text:span>,<text:s/><text:span text:style-name="T31">CodiceUtente</text:span>,<text:s/><text:span text:style-name="T32">CodiceMetodo</text:span>, DataPagamento)</text:p>
      <text:p text:style-name="Normale">ComposizioneUtenti(<text:span text:style-name="T33">CodicePrenotazione</text:span>,<text:s/><text:span text:style-name="T34">CodiceUtente</text:span>)</text:p>
      <text:p text:style-name="Normale">Comuni(<text:span text:style-name="T35">CodiceComune</text:span>, Nome,<text:s/><text:span text:style-name="T36">CodiceRegione</text:span>)</text:p>
      <text:p text:style-name="Normale">Liste(<text:span text:style-name="T37">CodiceLista</text:span>, NomeLista,<text:s/><text:span text:style-name="T38">CodiceProprietario</text:span>)</text:p>
      <text:p text:style-name="Normale">ComposizioneLista(<text:span text:style-name="T39">CodiceLista</text:span>,<text:s/><text:span text:style-name="T40">CodiceAlloggio</text:span>, DataInizio, DataFine*)</text:p>
      <text:p text:style-name="P41">Viaggio(<text:span text:style-name="T42">CodiceLista</text:span>,<text:s/><text:span text:style-name="T43">CodiceCitta</text:span>, DataInizio*, DataFine*)</text:p>
      <text:p text:style-name="Normale">Stati(<text:span text:style-name="T44">CodiceStato</text:span>, Nome)</text:p>
      <text:p text:style-name="Normale">RecensioniOspiti(<text:span text:style-name="T45">CodicePrenotazione</text:span>,<text:s/><text:span text:style-name="T46">CodiceMessaggio</text:span>, Commento)</text:p>
      <text:p text:style-name="Normale">RecensioniHost(<text:span text:style-name="T47">CodicePrenotazione</text:span>,<text:s/><text:span text:style-name="T48">CodiceMessaggio</text:span>, TestoAllogio, TestoHost, PunteggioPulizia, PunteggioComunicazione, PunteggioPosizione, PunteggioQualita)</text:p>
      <text:p text:style-name="Normale">Messaggi(<text:span text:style-name="T49">CodiceMessaggio</text:span>,<text:s/><text:span text:style-name="T50">Risposta</text:span>, Testo, DataOra)</text:p>
      <text:p text:style-name="Normale">TipologiaAlloggi(<text:span text:style-name="T51">CodiceTipologia</text:span>, Descrizione)</text:p>
      <text:p text:style-name="Normale"/>
      <text:p text:style-name="Normale"/>
      <text:p text:style-name="Normale"/>
      <text:soft-page-break/>
      <text:p text:style-name="P52">Vincoli</text:p>
      <text:p text:style-name="Normale">Utenti(Email) unique</text:p>
      <text:p text:style-name="Normale">NumeriTelefono(Proprietario) referenzia Utenti(CodiceUtente)</text:p>
      <text:p text:style-name="Normale">Host(CodiceHost) referenzia Utenti(CodiceUtente)</text:p>
      <text:p text:style-name="Normale">Liste(Proprietario) referenzia Utenti(CodiceUtente)</text:p>
      <text:p text:style-name="Normale">Alloggi(Citta) referenzia Citta(CodiceCitta)</text:p>
      <text:p text:style-name="Normale">Alloggi(Proprietario) referenzia Host(CodiceHost)<text:s/></text:p>
      <text:p text:style-name="Normale">Alloggi(Nome, Via, CAP, Civico, CodiceCitta) unique</text:p>
      <text:p text:style-name="Normale">Foto(CodiceAlloggi) referenzia Alloggi(CodiceAlloggi)</text:p>
      <text:p text:style-name="Normale">Foto(Percorso) unique</text:p>
      <text:p text:style-name="Normale">DotazioneServizi(CodiceAlloggio) referenzia Alloggi(CodiceAlloggi)</text:p>
      <text:p text:style-name="Normale">DotazioneServizi(CodiceServizio) referenzia Servizio(CodiceServizio)</text:p>
      <text:p text:style-name="Normale">Citta(CodiceComune) referenzia Comune (CodiceComune)</text:p>
      <text:p text:style-name="Normale">Regione(CodiceStato) referenzia Stato(CodiceStato)</text:p>
      <text:p text:style-name="Normale">MetodiPagamento(Descrizione) unique</text:p>
      <text:p text:style-name="Normale">PossessoMetodiPagamento(CodiceUtente, CodiceMetodo, DataInizio) unique</text:p>
      <text:p text:style-name="Normale">UtilizzoMetodiPagamento(CodiceUtente) referenzia Utenti(CodiceUtente)</text:p>
      <text:p text:style-name="Normale">UtilizzoMetodiPagamento(CodiceMetodo)<text:s/>referenzia MetodiPagamento(CodiceMetodo)</text:p>
      <text:p text:style-name="Normale">UtilizzoMetodiPagamento(CodiceUtente, CodiceMetodo, DataInizio) unique</text:p>
      <text:p text:style-name="Normale">PeriodiDisponibilita(CodiceAlloggio) referenzia Alloggi(CodiceAlloggio)</text:p>
      <text:p text:style-name="Normale">PeriodoDisponibilità(CodiceAlloggio, DataInizio) unique</text:p>
      <text:p text:style-name="Normale">Prenotazione(CodiceAlloggio) referenzia Alloggi(CodiceAlloggio)</text:p>
      <text:p text:style-name="Normale">Prenotazione(CodiceUtente) referenzia Utenti(CodiceUtente)</text:p>
      <text:p text:style-name="Normale">Prenotazione(DataInizio, DataFine, CodiceUtente, CodiceAlloggio) unique</text:p>
      <text:p text:style-name="Normale">ComposizioneUtenti(CodicePrenotazione) referenzia Prenotazioni(CodicePrenotazione)</text:p>
      <text:p text:style-name="Normale">ComposizioneUtenti(CodiceUtente) referenzia Utenti(CodiceUtente)</text:p>
      <text:p text:style-name="Normale">Comune(CodiceRegione) referenzia Regione(CodiceRegione)</text:p>
      <text:p text:style-name="Normale">Prenotazioni(CodiceMetodo) referenzia MetodiPagamento(CodiceMetodo)</text:p>
      <text:p text:style-name="P53">Liste(CodiceProprietario) referenzia Utenti(CodiceUtente)</text:p>
      <text:p text:style-name="Normale">Liste(NomeLista, CodiceProprietario) unique</text:p>
      <text:p text:style-name="Normale">ComposizioneLista(CodiceLista) referenzia Liste(CodiceLista)</text:p>
      <text:p text:style-name="Normale">ComposizioneLista(CodiceAlloggio) referenzia Alloggio(CodiceAlloggio)</text:p>
      <text:soft-page-break/>
      <text:p text:style-name="Normale">Viaggi(CodiceLista) referenzia Liste(CodiceLista)</text:p>
      <text:p text:style-name="Normale">Viaggi(CodiceCitta) referenzia Citta(CodiceCitta)</text:p>
      <text:p text:style-name="Normale">Messaggi(Risposta) referenzia Messaggi(CodiceMessaggio)</text:p>
      <text:p text:style-name="Normale">RecensioniHost(CodiceMessaggio) referenzia Messaggi(CodiceMessaggio)</text:p>
      <text:p text:style-name="Normale">RecensioniOspiti(CodiceMessaggio) referenzia Messaggi(CodiceMessaggio)</text:p>
      <text:p text:style-name="Normale">Messaggi(CodiceMessaggio, Risposta) uniqu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o Carletto</meta:initial-creator>
    <dc:creator>Roberto Carletto</dc:creator>
    <meta:creation-date>2022-06-15T15:04:00Z</meta:creation-date>
    <dc:date>2022-06-17T11:05:00Z</dc:date>
    <meta:template xlink:href="Normal.dotm" xlink:type="simple"/>
    <meta:editing-cycles>6</meta:editing-cycles>
    <meta:editing-duration>PT13140S</meta:editing-duration>
    <meta:document-statistic meta:page-count="3" meta:paragraph-count="7" meta:word-count="565" meta:character-count="3783" meta:row-count="26" meta:non-whitespace-character-count="3225"/>
  </office:meta>
</office:document-meta>
</file>